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dc30c" officeooo:paragraph-rsid="000dc30c"/>
    </style:style>
    <style:style style:name="T1" style:family="text">
      <style:text-properties officeooo:rsid="000edaf8"/>
    </style:style>
    <style:style style:name="T2" style:family="text">
      <style:text-properties officeooo:rsid="00109dcd"/>
    </style:style>
    <style:style style:name="T3" style:family="text">
      <style:text-properties officeooo:rsid="00111e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Cocina casa <text:span text:style-name="T1">detectores de humos opticos </text:span></text:p>
      <text:p text:style-name="P1">cocina restaurante <text:span text:style-name="T1">detectores ionicos </text:span></text:p>
      <text:p text:style-name="P1"><text:s/>hotel <text:span text:style-name="T1">detectores de humos opticos </text:span></text:p>
      <text:p text:style-name="P1">Centro comercial <text:span text:style-name="T3">detector optico</text:span></text:p>
      <text:p text:style-name="P1">Hospital <text:span text:style-name="T1">deteconres ionicos</text:span></text:p>
      <text:p text:style-name="P1">planta química <text:span text:style-name="T1">detectores ionicos </text:span></text:p>
      <text:p text:style-name="P1">taller mecanico <text:span text:style-name="T1">detector optico</text:span></text:p>
      <text:p text:style-name="P1">taller informatico <text:s/><text:span text:style-name="T1">detector optico </text:span></text:p>
      <text:p text:style-name="P1">almacen de ropa <text:span text:style-name="T1">detector </text:span><text:span text:style-name="T2">optico</text:span></text:p>
      <text:p text:style-name="P1">un buen garaje <text:span text:style-name="T2">detector optico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08:32:02.629435438</meta:creation-date>
    <dc:date>2023-10-31T10:18:08.658553206</dc:date>
    <meta:editing-duration>PT1H31M26S</meta:editing-duration>
    <meta:editing-cycles>5</meta:editing-cycles>
    <meta:generator>LibreOffice/7.4.7.2$Linux_X86_64 LibreOffice_project/40$Build-2</meta:generator>
    <meta:document-statistic meta:table-count="0" meta:image-count="0" meta:object-count="0" meta:page-count="1" meta:paragraph-count="10" meta:word-count="44" meta:character-count="335" meta:non-whitespace-character-count="293"/>
  </office:meta>
</office:document-meta>
</file>